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font-size="10.5pt" style:text-underline-style="none" style:font-size-asian="10.5pt" style:font-size-complex="10.5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>
      <style:text-properties style:font-name="Liberation Sans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P6" style:family="paragraph" style:parent-style-name="Text_20_body">
      <style:text-properties style:font-name="Liberation Sans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P7" style:family="paragraph" style:parent-style-name="Text_20_body" style:list-style-name="L5">
      <style:text-properties style:font-name="Liberation Sans" fo:font-size="12pt" fo:font-weight="normal" style:font-name-asian="Microsoft YaHei" style:font-size-asian="10.5pt" style:font-weight-asian="normal" style:font-name-complex="Lucida Sans" style:font-size-complex="12pt" style:font-weight-complex="normal"/>
    </style:style>
    <style:style style:name="P8" style:family="paragraph" style:parent-style-name="Text_20_body" style:list-style-name="L5">
      <style:text-properties style:font-name="Liberation Sans" fo:font-size="12pt" fo:font-weight="normal" officeooo:paragraph-rsid="001acf5f" style:font-name-asian="Microsoft YaHei" style:font-size-asian="10.5pt" style:font-weight-asian="normal" style:font-name-complex="Lucida Sans" style:font-size-complex="12pt" style:font-weight-complex="normal"/>
    </style:style>
    <style:style style:name="P9" style:family="paragraph" style:parent-style-name="Text_20_body">
      <style:text-properties style:font-name="Liberation Sans" fo:font-size="14pt" fo:font-weight="bold" style:font-name-asian="Microsoft YaHei" style:font-size-asian="14pt" style:font-weight-asian="bold" style:font-name-complex="Lucida Sans" style:font-size-complex="14pt" style:font-weight-complex="bold"/>
    </style:style>
    <style:style style:name="P10" style:family="paragraph" style:parent-style-name="Text_20_body" style:list-style-name="L1"/>
    <style:style style:name="P11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Heading_20_2">
      <style:text-properties style:font-name="Liberation Sans" fo:font-size="14pt" fo:font-weight="bold" style:font-name-asian="Microsoft YaHei" style:font-size-asian="14pt" style:font-weight-asian="bold" style:font-name-complex="Lucida Sans" style:font-size-complex="14pt" style:font-weight-complex="bold"/>
    </style:style>
    <style:style style:name="P13" style:family="paragraph" style:parent-style-name="Heading_20_2">
      <style:text-properties fo:font-size="16pt" style:font-size-asian="14pt" style:font-size-complex="16pt"/>
    </style:style>
    <style:style style:name="P14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normal" style:font-name-asian="Microsoft YaHei" style:font-weight-asian="normal" style:font-name-complex="Lucida Sans" style:font-weight-complex="normal"/>
    </style:style>
    <style:style style:name="T3" style:family="text">
      <style:text-properties style:font-name="Liberation Sans" fo:font-size="14pt" fo:font-weight="bold" style:font-name-asian="Microsoft YaHei" style:font-size-asian="14pt" style:font-weight-asian="bold" style:font-name-complex="Lucida Sans" style:font-size-complex="14pt" style:font-weight-complex="bold"/>
    </style:style>
    <style:style style:name="T4" style:family="text">
      <style:text-properties style:font-name="Liberation Sans" fo:font-weight="bold" style:font-name-asian="Microsoft YaHei" style:font-weight-asian="bold" style:font-name-complex="Lucida Sans" style:font-weight-complex="bold"/>
    </style:style>
    <style:style style:name="T5" style:family="text">
      <style:text-properties style:font-name="Liberation Sans" style:font-name-asian="Microsoft YaHei" style:font-name-complex="Lucida Sans"/>
    </style:style>
    <style:style style:name="T6" style:family="text">
      <style:text-properties officeooo:rsid="0017f8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周锴的简历基本信息</text:h>
      <text:p text:style-name="P3"><text:span text:style-name="T1">姓名</text:span>：周锴</text:p>
      <text:p text:style-name="P3"><text:span text:style-name="T1">年龄</text:span>：31岁</text:p>
      <text:p text:style-name="P3"><text:span text:style-name="T1">学历</text:span>：计算机科学本科学历</text:p>
      <text:p text:style-name="P3"><text:span text:style-name="T1">专业背景</text:span>：8年互联网领域从业经验</text:p>
      <text:h text:style-name="P12" text:outline-level="2">专业技能介绍</text:h>
      <text:list xml:id="list2128970389" text:style-name="L1">
        <text:list-item>
          <text:list>
            <text:list-item>
              <text:p text:style-name="P10">从无到有规划产品的战略，竞争策略，竞品分析报告</text:p>
            </text:list-item>
            <text:list-item>
              <text:p text:style-name="P10">制定产品里程规划图，以及发布规划</text:p>
            </text:list-item>
            <text:list-item>
              <text:p text:style-name="P10">跨部门跨团队沟通，通常包括销售团队，运营团队，开发测试团队，用户交互团队等。确保各团队明确产品路线和当前版本的功能点</text:p>
            </text:list-item>
            <text:list-item>
              <text:p text:style-name="P10">在研发周期开始之前，撰写好产品需求文档，绘制产品原型概念图</text:p>
            </text:list-item>
            <text:list-item>
              <text:p text:style-name="P10">产品的版本管理和开发生命周期跟进，及早发现系统风险并提供解决方案，确保版本及时上线</text:p>
            </text:list-item>
            <text:list-item>
              <text:p text:style-name="P10">撰写版本备忘录</text:p>
            </text:list-item>
            <text:list-item>
              <text:p text:style-name="P10">采集用户数据，收集运营，销售，开发团队的反馈。直接采访用户，收集并整理成产品文档，区分优先级并作为版本迭代的信息来源</text:p>
            </text:list-item>
          </text:list>
        </text:list-item>
      </text:list>
      <text:h text:style-name="P13" text:outline-level="2">专业技能详细介绍</text:h>
      <text:h text:style-name="P1" text:outline-level="3">产品战略，竞争策略制定，竞品分析</text:h>
      <text:p text:style-name="P4"><text:s text:c="4"/>产品战略是产品赖以生存的根本，战略制定离不开对市场的分析，市场分析离不开对行业逻辑的理解和数据的收集。学习市场是一个持续不断的过程，用户调研，竞争对手的生存盈利状况，从行业数据得到的趋势分析都是学习市场，从而制定市场战略的手段。</text:p>
      <text:h text:style-name="P14" text:outline-level="2">专业产品文档撰写</text:h>
      <text:p text:style-name="P5">产品需求文档</text:p>
      <text:p text:style-name="P6"><text:s text:c="4"/>产品需求文档是一轮新的迭代的起点，是各个团队协作的共同依据。熟练运用包括但不限于<text:span text:style-name="T6">Axure RP，Visio，PPT, <text:s/>Word等办公软件来撰写产品需求文档，专业化地表达产品的功能点。</text:span></text:p>
      <text:p text:style-name="P5">版本迭代备忘录</text:p>
      <text:p text:style-name="P6"><text:s text:c="4"/>迭代备忘录记录每一个版本，发布了哪些新的功能，修复了哪些<text:span text:style-name="T6">bug，风险的应对方案，以及对产品的方向做出了哪些调整。</text:span></text:p>
      <text:p text:style-name="P5">编写产品使用手册</text:p>
      <text:p text:style-name="P6"><text:s text:c="4"/>及时更新产品使用手册，并提供给销售和运营团队</text:p>
      <text:p text:style-name="P5">版本发布以及生命周期跟进</text:p>
      <text:p text:style-name="P4"><text:soft-page-break/><text:span text:style-name="T2"><text:s text:c="4"/>参与开发例会，跟进开发进度，及时发现版本风险，并提供解决方案。跟进版本的测试和上线过程，发布上线公告。</text:span></text:p>
      <text:p text:style-name="P9">工作经验简介</text:p>
      <text:list xml:id="list2553241608" text:style-name="L5">
        <text:list-item>
          <text:p text:style-name="P7">2010 年7月毕业至今，一直从事互联网行业的软件开发</text:p>
        </text:list-item>
        <text:list-item>
          <text:p text:style-name="P7">2011年8月至2016年6月在新加坡从事软件开发，涉及物流和银行领域</text:p>
        </text:list-item>
        <text:list-item>
          <text:p text:style-name="P8">2016年8月回国，至今从事前后端开发，主要从事物流广告和广告领域。并在此期间兼任产品助理的职位</text:p>
        </text:list-item>
      </text:list>
      <text:h text:style-name="P12" text:outline-level="2">职业规划</text:h>
      <text:p text:style-name="P2"><text:span text:style-name="T5"><text:s text:c="4"/>做一个专业的优秀的产品经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15:56.647000000</meta:creation-date>
    <dc:date>2018-09-19T12:08:58.448000000</dc:date>
    <meta:editing-duration>PT37M58S</meta:editing-duration>
    <meta:editing-cycles>3</meta:editing-cycles>
    <meta:generator>LibreOffice/5.4.0.3$Windows_x86 LibreOffice_project/7556cbc6811c9d992f4064ab9287069087d7f62c</meta:generator>
    <meta:document-statistic meta:table-count="0" meta:image-count="0" meta:object-count="0" meta:page-count="2" meta:paragraph-count="31" meta:word-count="796" meta:character-count="854" meta:non-whitespace-character-count="826"/>
  </office:meta>
</office:document-meta>
</file>